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E00000118F539B7D52F0B7935.png" manifest:media-type="image/png"/>
  <manifest:file-entry manifest:full-path="Pictures/10000000000002150000018701F08DF0039BC545.png" manifest:media-type="image/png"/>
  <manifest:file-entry manifest:full-path="Pictures/10000001000002E1000001BD99E8E20EC7F906C2.png" manifest:media-type="image/png"/>
  <manifest:file-entry manifest:full-path="Pictures/1000000100000264000001DE2CFB6F183595361D.png" manifest:media-type="image/png"/>
  <manifest:file-entry manifest:full-path="Pictures/10000001000002B4000001FF7406227569E886A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829cm" svg:height="0.962cm" svg:x="1cm" svg:y="1cm">
          <draw:text-box>
            <text:p>IQ80xL flexi</text:p>
          </draw:text-box>
        </draw:frame>
        <draw:frame draw:style-name="gr2" draw:text-style-name="P2" draw:layer="layout" svg:width="11.323cm" svg:height="8.361cm" svg:x="5.869cm" svg:y="1.846cm">
          <draw:image xlink:href="Pictures/10000001000002B4000001FF7406227569E886AD.png" xlink:type="simple" xlink:show="embed" xlink:actuate="onLoad" draw:mime-type="image/png">
            <text:p/>
          </draw:image>
        </draw:frame>
        <draw:frame draw:style-name="gr2" draw:text-style-name="P2" draw:layer="layout" svg:width="8.665cm" svg:height="6.767cm" svg:x="1.225cm" svg:y="10.842cm">
          <draw:image xlink:href="Pictures/1000000100000264000001DE2CFB6F183595361D.png" xlink:type="simple" xlink:show="embed" xlink:actuate="onLoad" draw:mime-type="image/png">
            <text:p/>
          </draw:image>
        </draw:frame>
        <draw:frame draw:style-name="gr2" draw:text-style-name="P2" draw:layer="layout" svg:width="9.992cm" svg:height="6.033cm" svg:x="10.598cm" svg:y="11.477cm">
          <draw:image xlink:href="Pictures/10000001000002E1000001BD99E8E20EC7F906C2.png" xlink:type="simple" xlink:show="embed" xlink:actuate="onLoad" draw:mime-type="image/png">
            <text:p/>
          </draw:image>
        </draw:frame>
        <draw:frame draw:style-name="gr2" draw:text-style-name="P2" draw:layer="layout" svg:width="8.473cm" svg:height="6.216cm" svg:x="1.417cm" svg:y="18.279cm">
          <draw:image xlink:href="Pictures/10000000000002150000018701F08DF0039BC545.png" xlink:type="simple" xlink:show="embed" xlink:actuate="onLoad" draw:mime-type="image/png">
            <text:p/>
          </draw:image>
        </draw:frame>
        <draw:frame draw:style-name="gr2" draw:text-style-name="P2" draw:layer="layout" svg:width="10.036cm" svg:height="4.763cm" svg:x="10.331cm" svg:y="18.462cm">
          <draw:image xlink:href="Pictures/100000010000024E00000118F539B7D52F0B793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01T09:25:21.969490512</meta:creation-date>
    <dc:date>2023-11-01T09:35:35.674047037</dc:date>
    <meta:editing-duration>PT3S</meta:editing-duration>
    <meta:editing-cycles>1</meta:editing-cycles>
    <meta:document-statistic meta:object-count="6"/>
    <meta:generator>LibreOffice/7.3.7.2$Linux_X86_64 LibreOffice_project/30$Build-2</meta:generator>
  </office:meta>
</office:document-meta>
</file>